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979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olfSw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7:35:4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234" calcext:value-type="float">
            <text:p>0.3234</text:p>
          </table:table-cell>
          <table:table-cell office:value-type="float" office:value="19.6317" calcext:value-type="float">
            <text:p>19.6317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673" calcext:value-type="float">
            <text:p>0.6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5:53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table:style-name="ce2" office:value-type="float" office:value="0.3382" calcext:value-type="float">
            <text:p>0.3382</text:p>
          </table:table-cell>
          <table:table-cell table:style-name="ce2" office:value-type="float" office:value="20.6586" calcext:value-type="float">
            <text:p>20.6586</text:p>
          </table:table-cell>
          <table:table-cell office:value-type="float" office:value="0.9302" calcext:value-type="float">
            <text:p>0.9302</text:p>
          </table:table-cell>
          <table:table-cell table:style-name="ce2" office:value-type="float" office:value="0.6536" calcext:value-type="float">
            <text:p>0.65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06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2923" calcext:value-type="float">
            <text:p>0.2923</text:p>
          </table:table-cell>
          <table:table-cell office:value-type="float" office:value="19.6668" calcext:value-type="float">
            <text:p>19.6668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7039" calcext:value-type="float">
            <text:p>0.70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22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073" calcext:value-type="float">
            <text:p>0.3073</text:p>
          </table:table-cell>
          <table:table-cell office:value-type="float" office:value="20.6316" calcext:value-type="float">
            <text:p>20.631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6884" calcext:value-type="float">
            <text:p>0.68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046" calcext:value-type="float">
            <text:p>0.3046</text:p>
          </table:table-cell>
          <table:table-cell office:value-type="float" office:value="19.5697" calcext:value-type="float">
            <text:p>19.5697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6928" calcext:value-type="float">
            <text:p>0.69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3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329" calcext:value-type="float">
            <text:p>0.3329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6632" calcext:value-type="float">
            <text:p>0.66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39:44.343950099</dc:date>
    <meta:editing-duration>PT2M41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